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B" style:family="table-column">
      <style:table-column-properties style:column-width="1.7313in" style:rel-column-width="1638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B" style:family="table-column">
      <style:table-column-properties style:column-width="1.7313in" style:rel-column-width="16384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B" style:family="table-column">
      <style:table-column-properties style:column-width="2.3083in" style:rel-column-width="21844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677c" officeooo:paragraph-rsid="0002677c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02677c" officeooo:paragraph-rsid="0002677c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02ad44" officeooo:paragraph-rsid="0002ad44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047803" officeooo:paragraph-rsid="00047803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04ffa5" officeooo:paragraph-rsid="0004ffa5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05bca0" officeooo:paragraph-rsid="0005bca0" style:font-weight-asian="bold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066527" officeooo:paragraph-rsid="00066527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07f69b" officeooo:paragraph-rsid="0007f69b" style:font-weight-asian="bold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08d1c7" officeooo:paragraph-rsid="0008d1c7" style:font-weight-asian="bold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094532" officeooo:paragraph-rsid="00094532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09c188" officeooo:paragraph-rsid="0009c188" style:font-weight-asian="bold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0a8ff8" officeooo:paragraph-rsid="000a8ff8" style:font-weight-asian="bold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0c8728" officeooo:paragraph-rsid="000c8728" style:font-weight-asian="bold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0e2efc" officeooo:paragraph-rsid="000e2efc" style:font-weight-asian="bold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0fcfb4" officeooo:paragraph-rsid="000fcfb4" style:font-weight-asian="bold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0fe0cf" officeooo:paragraph-rsid="000fe0cf" style:font-weight-asian="bold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115628" officeooo:paragraph-rsid="00115628" style:font-weight-asian="bold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115c12" officeooo:paragraph-rsid="00115c12" style:font-weight-asian="bold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normal" officeooo:rsid="00115c12" officeooo:paragraph-rsid="00115c12" style:font-weight-asian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normal" officeooo:rsid="0011de99" officeooo:paragraph-rsid="0011de99" style:font-weight-asian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normal" officeooo:rsid="0011eb55" officeooo:paragraph-rsid="0011eb55" style:font-weight-asian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normal" officeooo:rsid="0012862f" officeooo:paragraph-rsid="0012862f" style:font-weight-asian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normal" officeooo:rsid="0014acc7" officeooo:paragraph-rsid="0014acc7" style:font-weight-asian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normal" officeooo:rsid="001708f4" officeooo:paragraph-rsid="001708f4" style:font-weight-asian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normal" officeooo:rsid="0017d9f7" officeooo:paragraph-rsid="0017d9f7" style:font-weight-asian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normal" officeooo:rsid="00192473" officeooo:paragraph-rsid="00192473" style:font-weight-asian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normal" officeooo:rsid="001cbd8b" officeooo:paragraph-rsid="001cbd8b" style:font-weight-asian="normal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officeooo:paragraph-rsid="0023a02b"/>
    </style:style>
    <style:style style:name="P29" style:family="paragraph" style:parent-style-name="Standard" style:list-style-name="L3">
      <style:paragraph-properties fo:text-align="start" style:justify-single-word="false"/>
      <style:text-properties officeooo:paragraph-rsid="002d5b4b"/>
    </style:style>
    <style:style style:name="P30" style:family="paragraph" style:parent-style-name="Standard" style:list-style-name="L3">
      <style:paragraph-properties fo:text-align="start" style:justify-single-word="false"/>
      <style:text-properties officeooo:paragraph-rsid="00303eee"/>
    </style:style>
    <style:style style:name="P31" style:family="paragraph" style:parent-style-name="Standard">
      <style:paragraph-properties fo:text-align="start" style:justify-single-word="false"/>
      <style:text-properties officeooo:paragraph-rsid="002ddc80"/>
    </style:style>
    <style:style style:name="P32" style:family="paragraph" style:parent-style-name="Standard">
      <style:paragraph-properties fo:text-align="start" style:justify-single-word="false"/>
      <style:text-properties officeooo:paragraph-rsid="00303eee"/>
    </style:style>
    <style:style style:name="P33" style:family="paragraph" style:parent-style-name="Standard">
      <style:paragraph-properties fo:text-align="start" style:justify-single-word="false"/>
      <style:text-properties officeooo:paragraph-rsid="0030d683"/>
    </style:style>
    <style:style style:name="P34" style:family="paragraph" style:parent-style-name="Standard" style:list-style-name="L4">
      <style:paragraph-properties fo:text-align="start" style:justify-single-word="false"/>
      <style:text-properties officeooo:paragraph-rsid="003b29b2"/>
    </style:style>
    <style:style style:name="P35" style:family="paragraph" style:parent-style-name="Standard">
      <style:paragraph-properties fo:text-align="start" style:justify-single-word="false"/>
      <style:text-properties officeooo:paragraph-rsid="003b29b2"/>
    </style:style>
    <style:style style:name="P36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1cbd8b" officeooo:paragraph-rsid="001cbd8b" style:font-style-asian="normal" style:font-weight-asian="normal" style:font-style-complex="normal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1cbd8b" officeooo:paragraph-rsid="001cc5b5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cbd8b" officeooo:paragraph-rsid="00233346" style:font-style-asian="normal" style:font-weight-asian="normal" style:font-style-complex="normal" style:font-weight-complex="normal"/>
    </style:style>
    <style:style style:name="P39" style:family="paragraph" style:parent-style-name="Standard" style:list-style-name="L4">
      <style:paragraph-properties fo:text-align="start" style:justify-single-word="false"/>
      <style:text-properties fo:font-style="normal" style:text-underline-style="none" fo:font-weight="normal" officeooo:rsid="001cbd8b" officeooo:paragraph-rsid="0039b773" style:font-style-asian="normal" style:font-weight-asian="normal" style:font-style-complex="normal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1cc5b5" officeooo:paragraph-rsid="001cc5b5" style:font-style-asian="normal" style:font-weight-asian="normal" style:font-style-complex="normal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1d3c5a" officeooo:paragraph-rsid="001d3c5a" style:font-style-asian="normal" style:font-weight-asian="normal" style:font-style-complex="normal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1dda1e" officeooo:paragraph-rsid="001dda1e" style:font-style-asian="normal" style:font-weight-asian="normal" style:font-style-complex="normal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233346" officeooo:paragraph-rsid="00233346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33346" officeooo:paragraph-rsid="00233346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c6d22" officeooo:paragraph-rsid="002c6d22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c6d22" officeooo:paragraph-rsid="002f89fb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c6d22" officeooo:paragraph-rsid="0030d683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c6d22" officeooo:paragraph-rsid="003b29b2" style:font-style-asian="normal" style:font-weight-asian="normal" style:font-style-complex="normal" style:font-weight-complex="normal"/>
    </style:style>
    <style:style style:name="P49" style:family="paragraph" style:parent-style-name="Standard" style:list-style-name="L4">
      <style:paragraph-properties fo:text-align="start" style:justify-single-word="false"/>
      <style:text-properties fo:font-style="normal" style:text-underline-style="none" fo:font-weight="normal" officeooo:rsid="003b29b2" officeooo:paragraph-rsid="003b29b2" style:font-style-asian="normal" style:font-weight-asian="normal" style:font-style-complex="normal" style:font-weight-complex="normal"/>
    </style:style>
    <style:style style:name="P50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bold" officeooo:rsid="001f5268" officeooo:paragraph-rsid="001f5268" style:font-style-asian="normal" style:font-weight-asian="bold" style:font-style-complex="normal" style:font-weight-complex="bold"/>
    </style:style>
    <style:style style:name="P51" style:family="paragraph" style:parent-style-name="Standard" style:list-style-name="L3">
      <style:paragraph-properties fo:text-align="start" style:justify-single-word="false"/>
      <style:text-properties officeooo:rsid="0024c636" officeooo:paragraph-rsid="0024c636"/>
    </style:style>
    <style:style style:name="P52" style:family="paragraph" style:parent-style-name="Standard" style:list-style-name="L3">
      <style:paragraph-properties fo:text-align="start" style:justify-single-word="false"/>
      <style:text-properties officeooo:rsid="0024c636" officeooo:paragraph-rsid="0025a60e"/>
    </style:style>
    <style:style style:name="P53" style:family="paragraph" style:parent-style-name="Standard" style:list-style-name="L3">
      <style:paragraph-properties fo:text-align="start" style:justify-single-word="false"/>
      <style:text-properties officeooo:rsid="0025a60e" officeooo:paragraph-rsid="0025a60e"/>
    </style:style>
    <style:style style:name="P54" style:family="paragraph" style:parent-style-name="Standard" style:list-style-name="L3">
      <style:paragraph-properties fo:text-align="start" style:justify-single-word="false"/>
      <style:text-properties officeooo:rsid="0026d082" officeooo:paragraph-rsid="0026d082"/>
    </style:style>
    <style:style style:name="P55" style:family="paragraph" style:parent-style-name="Standard">
      <style:paragraph-properties fo:text-align="start" style:justify-single-word="false"/>
      <style:text-properties officeooo:rsid="0026d082" officeooo:paragraph-rsid="002c6d22"/>
    </style:style>
    <style:style style:name="P56" style:family="paragraph" style:parent-style-name="Standard" style:list-style-name="L3">
      <style:paragraph-properties fo:text-align="start" style:justify-single-word="false"/>
      <style:text-properties officeooo:rsid="002aeae5" officeooo:paragraph-rsid="002aeae5"/>
    </style:style>
    <style:style style:name="P57" style:family="paragraph" style:parent-style-name="Standard" style:list-style-name="L3">
      <style:paragraph-properties fo:text-align="start" style:justify-single-word="false"/>
      <style:text-properties officeooo:rsid="002c6d22" officeooo:paragraph-rsid="002c6d22"/>
    </style:style>
    <style:style style:name="P58" style:family="paragraph" style:parent-style-name="Standard" style:list-style-name="L3">
      <style:paragraph-properties fo:text-align="start" style:justify-single-word="false"/>
      <style:text-properties officeooo:rsid="002d5b4b" officeooo:paragraph-rsid="002d5b4b"/>
    </style:style>
    <style:style style:name="P59" style:family="paragraph" style:parent-style-name="Standard" style:list-style-name="L3">
      <style:paragraph-properties fo:text-align="start" style:justify-single-word="false"/>
      <style:text-properties officeooo:rsid="002f7da3" officeooo:paragraph-rsid="002f7da3"/>
    </style:style>
    <style:style style:name="P60" style:family="paragraph" style:parent-style-name="Standard" style:list-style-name="L3">
      <style:paragraph-properties fo:text-align="start" style:justify-single-word="false"/>
      <style:text-properties officeooo:rsid="0030d683" officeooo:paragraph-rsid="0030d683"/>
    </style:style>
    <style:style style:name="P61" style:family="paragraph" style:parent-style-name="Standard" style:list-style-name="L4">
      <style:paragraph-properties fo:text-align="start" style:justify-single-word="false"/>
      <style:text-properties officeooo:rsid="0032cfea" officeooo:paragraph-rsid="0032cfea"/>
    </style:style>
    <style:style style:name="P62" style:family="paragraph" style:parent-style-name="Standard" style:list-style-name="L4">
      <style:paragraph-properties fo:text-align="start" style:justify-single-word="false"/>
      <style:text-properties officeooo:rsid="00330642" officeooo:paragraph-rsid="00330642"/>
    </style:style>
    <style:style style:name="P63" style:family="paragraph" style:parent-style-name="Standard" style:list-style-name="L4">
      <style:paragraph-properties fo:text-align="start" style:justify-single-word="false"/>
      <style:text-properties officeooo:rsid="00333f95" officeooo:paragraph-rsid="00333f95"/>
    </style:style>
    <style:style style:name="P64" style:family="paragraph" style:parent-style-name="Standard" style:list-style-name="L4">
      <style:paragraph-properties fo:text-align="start" style:justify-single-word="false"/>
      <style:text-properties officeooo:rsid="0033608c" officeooo:paragraph-rsid="0033608c"/>
    </style:style>
    <style:style style:name="P65" style:family="paragraph" style:parent-style-name="Standard" style:list-style-name="L4">
      <style:paragraph-properties fo:text-align="start" style:justify-single-word="false"/>
      <style:text-properties officeooo:rsid="00339dd5" officeooo:paragraph-rsid="00339dd5"/>
    </style:style>
    <style:style style:name="P66" style:family="paragraph" style:parent-style-name="Standard" style:list-style-name="L4">
      <style:paragraph-properties fo:text-align="start" style:justify-single-word="false"/>
      <style:text-properties officeooo:rsid="00357382" officeooo:paragraph-rsid="00357382"/>
    </style:style>
    <style:style style:name="P67" style:family="paragraph" style:parent-style-name="Standard" style:list-style-name="L4">
      <style:paragraph-properties fo:text-align="start" style:justify-single-word="false"/>
      <style:text-properties officeooo:rsid="003727cc" officeooo:paragraph-rsid="003727cc"/>
    </style:style>
    <style:style style:name="P68" style:family="paragraph" style:parent-style-name="Standard" style:list-style-name="L4">
      <style:paragraph-properties fo:text-align="start" style:justify-single-word="false"/>
      <style:text-properties officeooo:rsid="0039b773" officeooo:paragraph-rsid="0039b773"/>
    </style:style>
    <style:style style:name="P69" style:family="paragraph" style:parent-style-name="Standard">
      <style:text-properties officeooo:paragraph-rsid="003b29b2"/>
    </style:style>
    <style:style style:name="P70" style:family="paragraph" style:parent-style-name="Standard" style:list-style-name="L5">
      <style:text-properties officeooo:rsid="003ca005" officeooo:paragraph-rsid="003ca005"/>
    </style:style>
    <style:style style:name="P71" style:family="paragraph" style:parent-style-name="Standard" style:list-style-name="L5">
      <style:text-properties officeooo:rsid="003cb58f" officeooo:paragraph-rsid="003cb58f"/>
    </style:style>
    <style:style style:name="P72" style:family="paragraph" style:parent-style-name="Table_20_Contents">
      <style:paragraph-properties fo:text-align="start" style:justify-single-word="false"/>
      <style:text-properties officeooo:rsid="00233346" officeooo:paragraph-rsid="00233346"/>
    </style:style>
    <style:style style:name="P73" style:family="paragraph" style:parent-style-name="Table_20_Contents">
      <style:paragraph-properties fo:text-align="start" style:justify-single-word="false"/>
      <style:text-properties officeooo:rsid="00233346" officeooo:paragraph-rsid="002c6d22"/>
    </style:style>
    <style:style style:name="P74" style:family="paragraph" style:parent-style-name="Table_20_Contents">
      <style:paragraph-properties fo:text-align="start" style:justify-single-word="false"/>
      <style:text-properties officeooo:rsid="00233346" officeooo:paragraph-rsid="003b29b2"/>
    </style:style>
    <style:style style:name="P75" style:family="paragraph" style:parent-style-name="Table_20_Contents">
      <style:paragraph-properties fo:text-align="start" style:justify-single-word="false"/>
      <style:text-properties officeooo:rsid="0024c636" officeooo:paragraph-rsid="0024c636"/>
    </style:style>
    <style:style style:name="P76" style:family="paragraph" style:parent-style-name="Table_20_Contents">
      <style:paragraph-properties fo:text-align="start" style:justify-single-word="false"/>
      <style:text-properties officeooo:rsid="002c6d22" officeooo:paragraph-rsid="002c6d22"/>
    </style:style>
    <style:style style:name="P77" style:family="paragraph" style:parent-style-name="Table_20_Contents">
      <style:paragraph-properties fo:text-align="start" style:justify-single-word="false"/>
      <style:text-properties officeooo:rsid="002c6d22" officeooo:paragraph-rsid="002ddc80"/>
    </style:style>
    <style:style style:name="P78" style:family="paragraph" style:parent-style-name="Table_20_Contents">
      <style:paragraph-properties fo:text-align="start" style:justify-single-word="false"/>
      <style:text-properties officeooo:rsid="002c6d22" officeooo:paragraph-rsid="0030d683"/>
    </style:style>
    <style:style style:name="P79" style:family="paragraph" style:parent-style-name="Table_20_Contents">
      <style:paragraph-properties fo:text-align="start" style:justify-single-word="false"/>
      <style:text-properties officeooo:rsid="002c6d22" officeooo:paragraph-rsid="003b29b2"/>
    </style:style>
    <style:style style:name="P80" style:family="paragraph" style:parent-style-name="Table_20_Contents">
      <style:paragraph-properties fo:text-align="start" style:justify-single-word="false"/>
      <style:text-properties officeooo:rsid="002ddc80" officeooo:paragraph-rsid="002ddc80"/>
    </style:style>
    <style:style style:name="P81" style:family="paragraph" style:parent-style-name="Table_20_Contents">
      <style:paragraph-properties fo:text-align="start" style:justify-single-word="false"/>
      <style:text-properties officeooo:rsid="002ddc80" officeooo:paragraph-rsid="0030d683"/>
    </style:style>
    <style:style style:name="P82" style:family="paragraph" style:parent-style-name="Table_20_Contents">
      <style:paragraph-properties fo:text-align="start" style:justify-single-word="false"/>
      <style:text-properties officeooo:rsid="00303eee" officeooo:paragraph-rsid="00303eee"/>
    </style:style>
    <style:style style:name="P83" style:family="paragraph" style:parent-style-name="Table_20_Contents">
      <style:paragraph-properties fo:text-align="start" style:justify-single-word="false"/>
      <style:text-properties officeooo:rsid="003160fd" officeooo:paragraph-rsid="003160fd"/>
    </style:style>
    <style:style style:name="P84" style:family="paragraph" style:parent-style-name="Table_20_Contents">
      <style:paragraph-properties fo:text-align="start" style:justify-single-word="false"/>
      <style:text-properties officeooo:rsid="003b29b2" officeooo:paragraph-rsid="003b29b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42e6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06472b" style:font-weight-asian="normal" style:font-weight-complex="normal"/>
    </style:style>
    <style:style style:name="T6" style:family="text">
      <style:text-properties style:text-underline-style="none" fo:font-weight="normal" officeooo:rsid="000a8ff8" style:font-weight-asian="normal" style:font-weight-complex="normal"/>
    </style:style>
    <style:style style:name="T7" style:family="text">
      <style:text-properties style:text-underline-style="none" fo:font-weight="normal" officeooo:rsid="000fe0cf" style:font-weight-asian="normal" style:font-weight-complex="normal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officeooo:rsid="0012862f"/>
    </style:style>
    <style:style style:name="T10" style:family="text">
      <style:text-properties style:text-underline-style="none" officeooo:rsid="0018e96a"/>
    </style:style>
    <style:style style:name="T11" style:family="text">
      <style:text-properties officeooo:rsid="001cc5b5"/>
    </style:style>
    <style:style style:name="T12" style:family="text">
      <style:text-properties officeooo:rsid="001f6b82"/>
    </style:style>
    <style:style style:name="T13" style:family="text">
      <style:text-properties officeooo:rsid="002142e6"/>
    </style:style>
    <style:style style:name="T1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023a02b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25a60e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2900cc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2ddc80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officeooo:rsid="00301d1c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303eee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30d683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3160fd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3b29b2" style:font-style-asian="normal" style:font-weight-asian="normal" style:font-style-complex="normal" style:font-weight-complex="normal"/>
    </style:style>
    <style:style style:name="T24" style:family="text">
      <style:text-properties officeooo:rsid="0025a60e"/>
    </style:style>
    <style:style style:name="T25" style:family="text">
      <style:text-properties officeooo:rsid="00303eee"/>
    </style:style>
    <style:style style:name="T26" style:family="text">
      <style:text-properties officeooo:rsid="0030d683"/>
    </style:style>
    <style:style style:name="T27" style:family="text">
      <style:text-properties officeooo:rsid="003160fd"/>
    </style:style>
    <style:style style:name="T28" style:family="text">
      <style:text-properties officeooo:rsid="0039b773"/>
    </style:style>
    <style:style style:name="T29" style:family="text">
      <style:text-properties officeooo:rsid="003b29b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ic</text:p>
      <text:list xml:id="list4954158833663869898" text:style-name="L1">
        <text:list-item>
          <text:p text:style-name="P2"><text:span text:style-name="T4">We care about logic because it gives precise meaning to mathematical statements</text:span></text:p>
          <text:list>
            <text:list-item>
              <text:p text:style-name="P3"><text:span text:style-name="T4">Tells us precisely what a statement means</text:span></text:p>
              <text:list>
                <text:list-item>
                  <text:p text:style-name="P4"><text:span text:style-name="T4">No ambiguity</text:span></text:p>
                </text:list-item>
                <text:list-item>
                  <text:p text:style-name="P4"><text:span text:style-name="T4">Helpful for computers, no baggage from the ambiguity of natural language.</text:span></text:p>
                </text:list-item>
              </text:list>
            </text:list-item>
            <text:list-item>
              <text:p text:style-name="P5"><text:span text:style-name="T5">Building block of logic: </text:span><text:span text:style-name="T4">Proposition</text:span><text:span text:style-name="T5">s</text:span></text:p>
              <text:list>
                <text:list-item>
                  <text:p text:style-name="P6"><text:span text:style-name="T4">A declaritive sentence that is either true or false</text:span></text:p>
                </text:list-item>
                <text:list-item>
                  <text:p text:style-name="P7"><text:span text:style-name="T4">Ex:</text:span></text:p>
                  <text:list>
                    <text:list-item>
                      <text:p text:style-name="P7"><text:span text:style-name="T4">Carleton university is located in Ottawa</text:span></text:p>
                      <text:list>
                        <text:list-item>
                          <text:p text:style-name="P8"><text:span text:style-name="T4">A true proposition</text:span></text:p>
                        </text:list-item>
                      </text:list>
                    </text:list-item>
                    <text:list-item>
                      <text:p text:style-name="P9"><text:span text:style-name="T4">1 + 1 = 2</text:span></text:p>
                      <text:list>
                        <text:list-item>
                          <text:p text:style-name="P9"><text:span text:style-name="T4">A true proposition – the quantity on the left is equal to the quantity on the right</text:span></text:p>
                        </text:list-item>
                      </text:list>
                    </text:list-item>
                    <text:list-item>
                      <text:p text:style-name="P9"><text:span text:style-name="T4">1 + 1 = 3</text:span></text:p>
                      <text:list>
                        <text:list-item>
                          <text:p text:style-name="P9"><text:span text:style-name="T4">Declares that the quantity on the left is equal to the quantity on the right.</text:span></text:p>
                        </text:list-item>
                        <text:list-item>
                          <text:p text:style-name="P9"><text:span text:style-name="T4">In this case, it is false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"><text:span text:style-name="T4">Not </text:span><text:span text:style-name="T3">everything</text:span><text:span text:style-name="T4"> is a proposition</text:span></text:p>
                  <text:list>
                    <text:list-item>
                      <text:p text:style-name="P9"><text:span text:style-name="T4">Ex:</text:span></text:p>
                      <text:list>
                        <text:list-item>
                          <text:p text:style-name="P9"><text:span text:style-name="T4">How are you feeling today?</text:span></text:p>
                          <text:list>
                            <text:list-item>
                              <text:p text:style-name="P9"><text:span text:style-name="T4">Not a proposition, not declarative. Doesn't say anything about the world.</text:span></text:p>
                            </text:list-item>
                            <text:list-item>
                              <text:p text:style-name="P10"><text:span text:style-name="T4">It's a question. It doesn't provide any new data.</text:span></text:p>
                            </text:list-item>
                          </text:list>
                        </text:list-item>
                        <text:list-item>
                          <text:p text:style-name="P11"><text:span text:style-name="T4">Pay attention!</text:span></text:p>
                          <text:list>
                            <text:list-item>
                              <text:p text:style-name="P11"><text:span text:style-name="T4">It doesn't contain a</text:span><text:span text:style-name="T6">ny new data, and cannot be true or false</text:span></text:p>
                            </text:list-item>
                            <text:list-item>
                              <text:p text:style-name="P12"><text:span text:style-name="T4">It is a command</text:span></text:p>
                            </text:list-item>
                            <text:list-item>
                              <text:p text:style-name="P13"><text:span text:style-name="T4">“Pay attention in COMP 1805” is a true proposit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4">More nuanced examples</text:span></text:p>
                      <text:list>
                        <text:list-item>
                          <text:p text:style-name="P14"><text:span text:style-name="T4">x + y = z</text:span></text:p>
                          <text:list>
                            <text:list-item>
                              <text:p text:style-name="P14"><text:span text:style-name="T4">Not a proposition because there is not enough information</text:span></text:p>
                            </text:list-item>
                            <text:list-item>
                              <text:p text:style-name="P14"><text:span text:style-name="T4">Different values of x, y, and z impact the “true-ness” of it</text:span></text:p>
                            </text:list-item>
                          </text:list>
                        </text:list-item>
                        <text:list-item>
                          <text:p text:style-name="P15"><text:span text:style-name="T4">“This statement is false”</text:span></text:p>
                          <text:list>
                            <text:list-item>
                              <text:p text:style-name="P15"><text:span text:style-name="T4">If it's true, then </text:span><text:span text:style-name="T7">it's false.</text:span></text:p>
                            </text:list-item>
                            <text:list-item>
                              <text:p text:style-name="P16"><text:span text:style-name="T4">If it's false, then it's true.</text:span></text:p>
                            </text:list-item>
                            <text:list-item>
                              <text:p text:style-name="P18"><text:span text:style-name="T4">Therefore, it is not either true or false and is not a proposition.</text:span></text:p>
                            </text:list-item>
                          </text:list>
                        </text:list-item>
                        <text:list-item>
                          <text:p text:style-name="P15"><text:span text:style-name="T4">I like apples</text:span></text:p>
                          <text:list>
                            <text:list-item>
                              <text:p text:style-name="P15"><text:span text:style-name="T4">Tru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"><text:span text:style-name="T3">Exercise: “I always lie”</text:span></text:p>
                      <text:list>
                        <text:list-item>
                          <text:p text:style-name="P19"><text:span text:style-name="T3">Is this a proposition?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0"><text:span text:style-name="T3">We assign propositions names like a,b,c,... for short</text:span></text:p>
                </text:list-item>
                <text:list-item>
                  <text:p text:style-name="P20"><text:span text:style-name="T3">The truth value of the proposition can be either T (true) or F (false)</text:span></text:p>
                  <text:list>
                    <text:list-item>
                      <text:p text:style-name="P20"><text:span text:style-name="T3">Some books use 1 or 0 for true and false respectively</text:span></text:p>
                    </text:list-item>
                  </text:list>
                </text:list-item>
                <text:list-item>
                  <text:p text:style-name="P21"><text:soft-page-break/><text:span text:style-name="T3">There is one catch in propositions</text:span></text:p>
                  <text:list>
                    <text:list-item>
                      <text:p text:style-name="P21"><text:span text:style-name="T3">When you're defining propositions, they should express </text:span><text:span text:style-name="T8">one </text:span><text:span text:style-name="T3">fact.</text:span></text:p>
                    </text:list-item>
                    <text:list-item>
                      <text:p text:style-name="P21"><text:span text:style-name="T3">This is to make your life easier by dealing with atomic propositions</text:span></text:p>
                    </text:list-item>
                    <text:list-item>
                      <text:p text:style-name="P21"><text:span text:style-name="T3">“</text:span><text:span text:style-name="T9">It is Tuesday and I am in class.”</text:span></text:p>
                      <text:list>
                        <text:list-item>
                          <text:p text:style-name="P22"><text:span text:style-name="T3">A proposition</text:span></text:p>
                        </text:list-item>
                        <text:list-item>
                          <text:p text:style-name="P22"><text:span text:style-name="T3">Not a good proposition, because it is expressing many facts</text:span></text:p>
                        </text:list-item>
                        <text:list-item>
                          <text:p text:style-name="P22"><text:span text:style-name="T3">It claims two things about the world</text:span></text:p>
                        </text:list-item>
                        <text:list-item>
                          <text:p text:style-name="P22"><text:span text:style-name="T3">Why is this bad?</text:span></text:p>
                          <text:list>
                            <text:list-item>
                              <text:p text:style-name="P22"><text:span text:style-name="T3">If we want to make a computer reason about these things, it wants to use the smallest building blocks.</text:span></text:p>
                            </text:list-item>
                          </text:list>
                        </text:list-item>
                        <text:list-item>
                          <text:p text:style-name="P23"><text:span text:style-name="T3">Better expressed as follows:</text:span></text:p>
                          <text:list>
                            <text:list-item>
                              <text:p text:style-name="P23"><text:span text:style-name="T3">“It is Tuesday.” “I am in class.”</text:span></text:p>
                              <text:list>
                                <text:list-item>
                                  <text:p text:style-name="P23"><text:span text:style-name="T3">Two proposition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4"><text:span text:style-name="T3">Logical connectives</text:span></text:p>
          <text:list>
            <text:list-item>
              <text:p text:style-name="P25"><text:span text:style-name="T3">How do we assert that two propositions are true or otherwise related </text:span><text:span text:style-name="T10">at the same time</text:span><text:span text:style-name="T3">?</text:span></text:p>
              <text:list>
                <text:list-item>
                  <text:p text:style-name="P26"><text:span text:style-name="T3">Use connectives to create a </text:span><text:span text:style-name="T8">compound proposition</text:span></text:p>
                </text:list-item>
              </text:list>
            </text:list-item>
            <text:list-item>
              <text:p text:style-name="P27"><text:span text:style-name="T3">First connective: For a proposition P, then the proposition “It is not the case that P is true” is a compound proposition, and it is called the negation of P.</text:span></text:p>
            </text:list-item>
            <text:list-item>
              <text:p text:style-name="P36"><text:span text:style-name="T12">The notation for the negation of P is </text:span>¬P</text:p>
            </text:list-item>
            <text:list-item>
              <text:p text:style-name="P37">¬”<text:span text:style-name="T11">The network is functioning normally”</text:span></text:p>
              <text:list>
                <text:list-item>
                  <text:p text:style-name="P40">It is not the case that the network is functioning normally.</text:p>
                </text:list-item>
                <text:list-item>
                  <text:p text:style-name="P41">Or... “The network is not functioning normally.”</text:p>
                  <text:list>
                    <text:list-item>
                      <text:p text:style-name="P42">The most natural way of saying it</text:p>
                    </text:list-item>
                  </text:list>
                </text:list-item>
                <text:list-item>
                  <text:p text:style-name="P50"><text:span text:style-name="T2">As a general rule:</text:span><text:span text:style-name="T13"> </text:span>Do not<text:span text:style-name="T1"> </text:span><text:span text:style-name="T2">make</text:span><text:span text:style-name="T1"> a proposition with a negation built-in</text:span></text:p>
                </text:list-item>
              </text:list>
            </text:list-item>
            <text:list-item>
              <text:p text:style-name="P43">The truth value of a negation can be determined using a truth table.</text:p>
            </text:list-item>
          </text:list>
        </text:list-item>
      </text:list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75">P</text:p>
          </table:table-cell>
          <table:table-cell table:style-name="Table1.B1" office:value-type="string">
            <text:p text:style-name="P38">¬P</text:p>
          </table:table-cell>
        </table:table-row>
        <table:table-row>
          <table:table-cell table:style-name="Table1.A2" office:value-type="string">
            <text:p text:style-name="P72">T</text:p>
          </table:table-cell>
          <table:table-cell table:style-name="Table1.B2" office:value-type="string">
            <text:p text:style-name="P72">F</text:p>
          </table:table-cell>
        </table:table-row>
        <table:table-row>
          <table:table-cell table:style-name="Table1.A2" office:value-type="string">
            <text:p text:style-name="P72">F</text:p>
          </table:table-cell>
          <table:table-cell table:style-name="Table1.B2" office:value-type="string">
            <text:p text:style-name="P72">T</text:p>
          </table:table-cell>
        </table:table-row>
      </table:table>
      <text:p text:style-name="P44"/>
      <text:list xml:id="list1534644789040466941" text:style-name="L3">
        <text:list-item>
          <text:p text:style-name="P28"><text:span text:style-name="T15">Conjunction</text:span></text:p>
          <text:list>
            <text:list-item>
              <text:p text:style-name="P52"><text:span text:style-name="T15">I</text:span><text:span text:style-name="T14">f p and q are propositions, then “p and q” is a compound proposition called the “conjunction” </text:span><text:span text:style-name="T16">and is written p ∧ q</text:span></text:p>
            </text:list-item>
            <text:list-item>
              <text:p text:style-name="P51"><text:span text:style-name="T16">“The program is fast” and “The program is accurate” can be written like:</text:span></text:p>
              <text:list>
                <text:list-item>
                  <text:p text:style-name="P53"><text:span text:style-name="T14">“The program is fast” ∧ “The program is accurate”</text:span></text:p>
                </text:list-item>
                <text:list-item>
                  <text:p text:style-name="P56"><text:span text:style-name="T14">This is equivalent to the English versions “The program is fast and the program is accurate” or “The program is accurate and the program is fast.”</text:span></text:p>
                </text:list-item>
              </text:list>
            </text:list-item>
            <text:list-item>
              <text:p text:style-name="P54"><text:span text:style-name="T14">Used to express logical conjunctions: “and”, “or”, “so”, “</text:span><text:span text:style-name="T17">also”</text:span></text:p>
              <text:list>
                <text:list-item>
                  <text:p text:style-name="P54"><text:span text:style-name="T14">But implies extra stuff, but it's not relevant in this course</text:span></text:p>
                </text:list-item>
                <text:list-item>
                  <text:p text:style-name="P54"><text:span text:style-name="T14">So implies extra stuff again, but it's again not relevant</text:span></text:p>
                </text:list-item>
                <text:list-item>
                  <text:p text:style-name="P54"><text:span text:style-name="T14">This language doesn't care about causality</text:span></text:p>
                </text:list-item>
              </text:list>
            </text:list-item>
          </text:list>
        </text:list-item>
      </text:list>
      <text:p text:style-name="P55"><text:soft-page-break/><text:span text:style-name="T14"/></text:p>
      <table:table table:name="Table2" table:style-name="Table2">
        <table:table-column table:style-name="Table2.A"/>
        <table:table-column table:style-name="Table2.B"/>
        <table:table-column table:style-name="Table2.A"/>
        <table:table-row>
          <table:table-cell table:style-name="Table2.A1" office:value-type="string">
            <text:p text:style-name="P76">p</text:p>
          </table:table-cell>
          <table:table-cell table:style-name="Table2.A1" office:value-type="string">
            <text:p text:style-name="P76">q</text:p>
          </table:table-cell>
          <table:table-cell table:style-name="Table2.C1" office:value-type="string">
            <text:p text:style-name="P45">p <text:span text:style-name="T24">∧ </text:span>q</text:p>
          </table:table-cell>
        </table:table-row>
        <table:table-row>
          <table:table-cell table:style-name="Table2.A2" office:value-type="string">
            <text:p text:style-name="P73">T</text:p>
          </table:table-cell>
          <table:table-cell table:style-name="Table2.A2" office:value-type="string">
            <text:p text:style-name="P76">T</text:p>
          </table:table-cell>
          <table:table-cell table:style-name="Table2.C2" office:value-type="string">
            <text:p text:style-name="P76">T</text:p>
          </table:table-cell>
        </table:table-row>
        <table:table-row>
          <table:table-cell table:style-name="Table2.A2" office:value-type="string">
            <text:p text:style-name="P76">T</text:p>
          </table:table-cell>
          <table:table-cell table:style-name="Table2.A2" office:value-type="string">
            <text:p text:style-name="P76">F</text:p>
          </table:table-cell>
          <table:table-cell table:style-name="Table2.C2" office:value-type="string">
            <text:p text:style-name="P76">F</text:p>
          </table:table-cell>
        </table:table-row>
        <table:table-row>
          <table:table-cell table:style-name="Table2.A2" office:value-type="string">
            <text:p text:style-name="P76">F</text:p>
          </table:table-cell>
          <table:table-cell table:style-name="Table2.A2" office:value-type="string">
            <text:p text:style-name="P76">T</text:p>
          </table:table-cell>
          <table:table-cell table:style-name="Table2.C2" office:value-type="string">
            <text:p text:style-name="P76">F</text:p>
          </table:table-cell>
        </table:table-row>
        <table:table-row>
          <table:table-cell table:style-name="Table2.A2" office:value-type="string">
            <text:p text:style-name="P76">F</text:p>
          </table:table-cell>
          <table:table-cell table:style-name="Table2.A2" office:value-type="string">
            <text:p text:style-name="P76">F</text:p>
          </table:table-cell>
          <table:table-cell table:style-name="Table2.C2" office:value-type="string">
            <text:p text:style-name="P76">F</text:p>
          </table:table-cell>
        </table:table-row>
      </table:table>
      <text:list xml:id="list172438239343009" text:continue-numbering="true" text:style-name="L3">
        <text:list-item>
          <text:p text:style-name="P57"><text:span text:style-name="T14">Disjunction</text:span></text:p>
          <text:list>
            <text:list-item>
              <text:p text:style-name="P58"><text:span text:style-name="T14">If p and q are propositions, then “p or q” is a compound proposition called the disjunction of p and q</text:span></text:p>
            </text:list-item>
            <text:list-item>
              <text:p text:style-name="P58"><text:span text:style-name="T14">“</text:span><text:span text:style-name="T18">I work hard or I fail”</text:span></text:p>
              <text:list>
                <text:list-item>
                  <text:p text:style-name="P29"><text:span text:style-name="T18">“I work hard” </text:span>∨<text:span text:style-name="T18"> “I fail”</text:span></text:p>
                </text:list-item>
              </text:list>
            </text:list-item>
          </text:list>
        </text:list-item>
      </text:list>
      <text:p text:style-name="P31"><text:span text:style-name="T18"/></text:p>
      <table:table table:name="Table3" table:style-name="Table3">
        <table:table-column table:style-name="Table3.A"/>
        <table:table-column table:style-name="Table3.B" table:number-columns-repeated="2"/>
        <table:table-column table:style-name="Table3.A"/>
        <table:table-row>
          <table:table-cell table:style-name="Table3.A1" office:value-type="string">
            <text:p text:style-name="P77">p</text:p>
          </table:table-cell>
          <table:table-cell table:style-name="Table3.A1" office:value-type="string">
            <text:p text:style-name="P77">q</text:p>
          </table:table-cell>
          <table:table-cell table:style-name="Table3.A1" office:value-type="string">
            <text:p text:style-name="P46">p ∨<text:span text:style-name="T24"> </text:span>q</text:p>
          </table:table-cell>
          <table:table-cell table:style-name="Table3.D1" office:value-type="string">
            <text:p text:style-name="P32"><text:span text:style-name="T20">p </text:span>⊕ <text:span text:style-name="T25">q</text:span></text:p>
          </table:table-cell>
        </table:table-row>
        <table:table-row>
          <table:table-cell table:style-name="Table3.A2" office:value-type="string">
            <text:p text:style-name="P80">T</text:p>
          </table:table-cell>
          <table:table-cell table:style-name="Table3.A2" office:value-type="string">
            <text:p text:style-name="P77">T</text:p>
          </table:table-cell>
          <table:table-cell table:style-name="Table3.A2" office:value-type="string">
            <text:p text:style-name="P80">T</text:p>
          </table:table-cell>
          <table:table-cell table:style-name="Table3.D2" office:value-type="string">
            <text:p text:style-name="P82">F</text:p>
          </table:table-cell>
        </table:table-row>
        <table:table-row>
          <table:table-cell table:style-name="Table3.A2" office:value-type="string">
            <text:p text:style-name="P77">T</text:p>
          </table:table-cell>
          <table:table-cell table:style-name="Table3.A2" office:value-type="string">
            <text:p text:style-name="P77">F</text:p>
          </table:table-cell>
          <table:table-cell table:style-name="Table3.A2" office:value-type="string">
            <text:p text:style-name="P80">T</text:p>
          </table:table-cell>
          <table:table-cell table:style-name="Table3.D2" office:value-type="string">
            <text:p text:style-name="P82">T</text:p>
          </table:table-cell>
        </table:table-row>
        <table:table-row>
          <table:table-cell table:style-name="Table3.A2" office:value-type="string">
            <text:p text:style-name="P77">F</text:p>
          </table:table-cell>
          <table:table-cell table:style-name="Table3.A2" office:value-type="string">
            <text:p text:style-name="P77">T</text:p>
          </table:table-cell>
          <table:table-cell table:style-name="Table3.A2" office:value-type="string">
            <text:p text:style-name="P80">T</text:p>
          </table:table-cell>
          <table:table-cell table:style-name="Table3.D2" office:value-type="string">
            <text:p text:style-name="P82">T</text:p>
          </table:table-cell>
        </table:table-row>
        <table:table-row>
          <table:table-cell table:style-name="Table3.A2" office:value-type="string">
            <text:p text:style-name="P77">F</text:p>
          </table:table-cell>
          <table:table-cell table:style-name="Table3.A2" office:value-type="string">
            <text:p text:style-name="P77">F</text:p>
          </table:table-cell>
          <table:table-cell table:style-name="Table3.A2" office:value-type="string">
            <text:p text:style-name="P77">F</text:p>
          </table:table-cell>
          <table:table-cell table:style-name="Table3.D2" office:value-type="string">
            <text:p text:style-name="P82">F</text:p>
          </table:table-cell>
        </table:table-row>
      </table:table>
      <text:list xml:id="list172438663554488" text:continue-numbering="true" text:style-name="L3">
        <text:list-item>
          <text:list>
            <text:list-item>
              <text:p text:style-name="P59"><text:span text:style-name="T18">T</text:span><text:span text:style-name="T14">here are two types of disjunction</text:span></text:p>
              <text:list>
                <text:list-item>
                  <text:p text:style-name="P59"><text:span text:style-name="T14">Inclusive:</text:span></text:p>
                  <text:list>
                    <text:list-item>
                      <text:p text:style-name="P59"><text:span text:style-name="T14">Students must have taken computer science or calculus to register in this course</text:span></text:p>
                    </text:list-item>
                    <text:list-item>
                      <text:p text:style-name="P59"><text:span text:style-name="T14">It is okay if they've done both, so this is inclusive disjunction.</text:span></text:p>
                    </text:list-item>
                  </text:list>
                </text:list-item>
                <text:list-item>
                  <text:p text:style-name="P59"><text:span text:style-name="T14">Exclusive:</text:span></text:p>
                  <text:list>
                    <text:list-item>
                      <text:p text:style-name="P59"><text:span text:style-name="T14">“</text:span><text:span text:style-name="T19">The entree comes with a soup or salad”</text:span></text:p>
                    </text:list-item>
                    <text:list-item>
                      <text:p text:style-name="P30"><text:span text:style-name="T19">T</text:span><text:span text:style-name="T20">he symbol for exclusive or is </text:span><text:span text:style-name="T1">⊕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0"><text:span text:style-name="T1">Implication</text:span></text:p>
          <text:list>
            <text:list-item>
              <text:p text:style-name="P60"><text:span text:style-name="T1">If p and q are propositions, then “if p, then q” is a compound proposition.</text:span></text:p>
            </text:list-item>
            <text:list-item>
              <text:p text:style-name="P60"><text:span text:style-name="T1">The symbol for this is p -&gt; q</text:span></text:p>
            </text:list-item>
          </text:list>
        </text:list-item>
      </text:list>
      <table:table table:name="Table4" table:style-name="Table4">
        <table:table-column table:style-name="Table4.A"/>
        <table:table-column table:style-name="Table4.B" table:number-columns-repeated="2"/>
        <table:table-column table:style-name="Table4.A"/>
        <table:table-row>
          <table:table-cell table:style-name="Table4.A1" office:value-type="string">
            <text:p text:style-name="P78">p</text:p>
          </table:table-cell>
          <table:table-cell table:style-name="Table4.A1" office:value-type="string">
            <text:p text:style-name="P78">q</text:p>
          </table:table-cell>
          <table:table-cell table:style-name="Table4.A1" office:value-type="string">
            <text:p text:style-name="P47">p -<text:span text:style-name="T26">&gt; </text:span>q</text:p>
          </table:table-cell>
          <table:table-cell table:style-name="Table4.D1" office:value-type="string">
            <text:p text:style-name="P33"><text:span text:style-name="T22">q</text:span><text:span text:style-name="T20"> </text:span><text:span text:style-name="T21">-&gt;</text:span> <text:span text:style-name="T27">p</text:span></text:p>
          </table:table-cell>
        </table:table-row>
        <table:table-row>
          <table:table-cell table:style-name="Table4.A2" office:value-type="string">
            <text:p text:style-name="P81">T</text:p>
          </table:table-cell>
          <table:table-cell table:style-name="Table4.A2" office:value-type="string">
            <text:p text:style-name="P78">T</text:p>
          </table:table-cell>
          <table:table-cell table:style-name="Table4.A2" office:value-type="string">
            <text:p text:style-name="P83">T</text:p>
          </table:table-cell>
          <table:table-cell table:style-name="Table4.D2" office:value-type="string">
            <text:p text:style-name="P83">T</text:p>
          </table:table-cell>
        </table:table-row>
        <table:table-row>
          <table:table-cell table:style-name="Table4.A2" office:value-type="string">
            <text:p text:style-name="P78">T</text:p>
          </table:table-cell>
          <table:table-cell table:style-name="Table4.A2" office:value-type="string">
            <text:p text:style-name="P78">F</text:p>
          </table:table-cell>
          <table:table-cell table:style-name="Table4.A2" office:value-type="string">
            <text:p text:style-name="P83">F</text:p>
          </table:table-cell>
          <table:table-cell table:style-name="Table4.D2" office:value-type="string">
            <text:p text:style-name="P83">T</text:p>
          </table:table-cell>
        </table:table-row>
        <table:table-row>
          <table:table-cell table:style-name="Table4.A2" office:value-type="string">
            <text:p text:style-name="P78">F</text:p>
          </table:table-cell>
          <table:table-cell table:style-name="Table4.A2" office:value-type="string">
            <text:p text:style-name="P78">T</text:p>
          </table:table-cell>
          <table:table-cell table:style-name="Table4.A2" office:value-type="string">
            <text:p text:style-name="P81">T</text:p>
          </table:table-cell>
          <table:table-cell table:style-name="Table4.D2" office:value-type="string">
            <text:p text:style-name="P83">F</text:p>
          </table:table-cell>
        </table:table-row>
        <table:table-row>
          <table:table-cell table:style-name="Table4.A2" office:value-type="string">
            <text:p text:style-name="P78">F</text:p>
          </table:table-cell>
          <table:table-cell table:style-name="Table4.A2" office:value-type="string">
            <text:p text:style-name="P78">F</text:p>
          </table:table-cell>
          <table:table-cell table:style-name="Table4.A2" office:value-type="string">
            <text:p text:style-name="P83">T</text:p>
          </table:table-cell>
          <table:table-cell table:style-name="Table4.D2" office:value-type="string">
            <text:p text:style-name="P83">T</text:p>
          </table:table-cell>
        </table:table-row>
      </table:table>
      <text:list xml:id="list1543012078631341923" text:style-name="L4">
        <text:list-item>
          <text:p text:style-name="P61"><text:span text:style-name="T14">Ways to write p-&gt;q</text:span></text:p>
          <text:list>
            <text:list-item>
              <text:p text:style-name="P62"><text:span text:style-name="T14">If p, then q</text:span></text:p>
            </text:list-item>
            <text:list-item>
              <text:p text:style-name="P62"><text:span text:style-name="T14">If p, q</text:span></text:p>
            </text:list-item>
            <text:list-item>
              <text:p text:style-name="P63"><text:span text:style-name="T14">p implies q</text:span></text:p>
            </text:list-item>
            <text:list-item>
              <text:p text:style-name="P64"><text:span text:style-name="T14">p only if q</text:span></text:p>
            </text:list-item>
            <text:list-item>
              <text:p text:style-name="P65"><text:span text:style-name="T14">p is sufficient for q</text:span></text:p>
            </text:list-item>
            <text:list-item>
              <text:p text:style-name="P65"><text:span text:style-name="T14">A sufficient condition for q is p</text:span></text:p>
            </text:list-item>
            <text:list-item>
              <text:p text:style-name="P66"><text:soft-page-break/><text:span text:style-name="T14">q if p</text:span></text:p>
            </text:list-item>
            <text:list-item>
              <text:p text:style-name="P66"><text:span text:style-name="T14">q whenever p</text:span></text:p>
            </text:list-item>
            <text:list-item>
              <text:p text:style-name="P66"><text:span text:style-name="T14">q when p</text:span></text:p>
            </text:list-item>
            <text:list-item>
              <text:p text:style-name="P66"><text:span text:style-name="T14">q is neccessary for p</text:span></text:p>
            </text:list-item>
            <text:list-item>
              <text:p text:style-name="P66"><text:span text:style-name="T14">q follows from p</text:span></text:p>
            </text:list-item>
            <text:list-item>
              <text:p text:style-name="P67"><text:span text:style-name="T14">A neccessary condition for p is q</text:span></text:p>
            </text:list-item>
          </text:list>
        </text:list-item>
        <text:list-item>
          <text:p text:style-name="P68"><text:span text:style-name="T14">Given p-&gt;q there are three special implications</text:span></text:p>
          <text:list>
            <text:list-item>
              <text:p text:style-name="P68"><text:span text:style-name="T14">q-&gt;p is the converse</text:span></text:p>
            </text:list-item>
            <text:list-item>
              <text:p text:style-name="P39">¬<text:span text:style-name="T28">q-&gt;</text:span>¬<text:span text:style-name="T28">p is the contrapositive</text:span></text:p>
            </text:list-item>
            <text:list-item>
              <text:p text:style-name="P39">¬<text:span text:style-name="T28">p-&gt;</text:span>¬<text:span text:style-name="T28">q is the inverse</text:span></text:p>
            </text:list-item>
          </text:list>
        </text:list-item>
        <text:list-item>
          <text:p text:style-name="P49">Biconditional (“If and only if”)</text:p>
          <text:list>
            <text:list-item>
              <text:p text:style-name="P34"><text:span text:style-name="T23">p </text:span>↔ <text:span text:style-name="T29">q</text:span></text:p>
            </text:list-item>
          </text:list>
        </text:list-item>
      </text:list>
      <text:p text:style-name="P35"/>
      <table:table table:name="Table5" table:style-name="Table5">
        <table:table-column table:style-name="Table5.A"/>
        <table:table-column table:style-name="Table5.B"/>
        <table:table-column table:style-name="Table5.A"/>
        <table:table-row>
          <table:table-cell table:style-name="Table5.A1" office:value-type="string">
            <text:p text:style-name="P79">p</text:p>
          </table:table-cell>
          <table:table-cell table:style-name="Table5.A1" office:value-type="string">
            <text:p text:style-name="P79">q</text:p>
          </table:table-cell>
          <table:table-cell table:style-name="Table5.C1" office:value-type="string">
            <text:p text:style-name="P48">p ↔<text:span text:style-name="T24"> </text:span>q</text:p>
          </table:table-cell>
        </table:table-row>
        <table:table-row>
          <table:table-cell table:style-name="Table5.A2" office:value-type="string">
            <text:p text:style-name="P74">T</text:p>
          </table:table-cell>
          <table:table-cell table:style-name="Table5.A2" office:value-type="string">
            <text:p text:style-name="P79">T</text:p>
          </table:table-cell>
          <table:table-cell table:style-name="Table5.C2" office:value-type="string">
            <text:p text:style-name="P79">T</text:p>
          </table:table-cell>
        </table:table-row>
        <table:table-row>
          <table:table-cell table:style-name="Table5.A2" office:value-type="string">
            <text:p text:style-name="P79">T</text:p>
          </table:table-cell>
          <table:table-cell table:style-name="Table5.A2" office:value-type="string">
            <text:p text:style-name="P79">F</text:p>
          </table:table-cell>
          <table:table-cell table:style-name="Table5.C2" office:value-type="string">
            <text:p text:style-name="P84">F</text:p>
          </table:table-cell>
        </table:table-row>
        <table:table-row>
          <table:table-cell table:style-name="Table5.A2" office:value-type="string">
            <text:p text:style-name="P79">F</text:p>
          </table:table-cell>
          <table:table-cell table:style-name="Table5.A2" office:value-type="string">
            <text:p text:style-name="P79">T</text:p>
          </table:table-cell>
          <table:table-cell table:style-name="Table5.C2" office:value-type="string">
            <text:p text:style-name="P84">F</text:p>
          </table:table-cell>
        </table:table-row>
        <table:table-row>
          <table:table-cell table:style-name="Table5.A2" office:value-type="string">
            <text:p text:style-name="P79">F</text:p>
          </table:table-cell>
          <table:table-cell table:style-name="Table5.A2" office:value-type="string">
            <text:p text:style-name="P79">F</text:p>
          </table:table-cell>
          <table:table-cell table:style-name="Table5.C2" office:value-type="string">
            <text:p text:style-name="P84">T</text:p>
          </table:table-cell>
        </table:table-row>
      </table:table>
      <text:p text:style-name="P69"/>
      <text:list xml:id="list7898806388202601432" text:style-name="L5">
        <text:list-item>
          <text:p text:style-name="P70">Precedence:</text:p>
          <text:list>
            <text:list-item>
              <text:p text:style-name="P70">Negation applies to what's directly after it.</text:p>
            </text:list-item>
            <text:list-item>
              <text:p text:style-name="P71">Use brackets whenever there is ambiguity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CA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C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6T16:34:21.276947893</meta:creation-date>
    <meta:generator>LibreOffice/4.3.5.2.0$Linux_X86_64 LibreOffice_project/430m0$Build-2</meta:generator>
    <dc:date>2015-01-06T17:24:37.692681912</dc:date>
    <meta:editing-duration>PT49M39S</meta:editing-duration>
    <meta:editing-cycles>68</meta:editing-cycles>
    <meta:document-statistic meta:table-count="5" meta:image-count="0" meta:object-count="0" meta:page-count="4" meta:paragraph-count="183" meta:word-count="979" meta:character-count="4423" meta:non-whitespace-character-count="3732"/>
  </office:meta>
</office:document-meta>
</file>